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DejaVu Serif Condensed" svg:font-family="'DejaVu Serif Condensed'" style:font-adornments="Book" style:font-family-generic="roman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ext_20_body" style:list-style-name="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rststyle-heading1" text:outline-level="1">Test</text:h>
        <text:h text:style-name="P3" text:outline-level="1"/>
        <text:h text:style-name="rststyle-heading2" text:outline-level="1">Titre niveau 2</text:h>
        <text:h text:style-name="rststyle-heading3" text:outline-level="1">Titre niveau 3</text:h>
        <text:h text:style-name="rststyle-heading4" text:outline-level="1">Titre niveau 4</text:h>
        <text:h text:style-name="rststyle-heading5" text:outline-level="1">Titre niveau 5</text:h>
        <text:h text:style-name="rststyle-heading6" text:outline-level="1">Titre niveau 6</text:h>
        <text:h text:style-name="rststyle-heading7" text:outline-level="1">Titre niveau 7</text:h>
        <text:h text:style-name="rststyle-heading1" text:outline-level="1">Nouveau titre</text:h>
        <text:list xml:id="list2041778864" text:style-name="Numbering_20_1">
          <text:list-item>
            <text:h text:style-name="rststyle-codeblock" text:outline-level="1">$ gdalinfo test.Shp test</text:h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DejaVu Serif Condensed" svg:font-family="'DejaVu Serif Condensed'" style:font-adornments="Book" style:font-family-generic="roman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 fo:font-size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 Condensed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 style:master-page-name="rststyle-pagedefault">
      <style:paragraph-properties fo:margin-left="2.499cm" fo:margin-right="0cm" fo:margin-top="6.001cm" fo:margin-bottom="1.011cm" fo:text-align="start" style:justify-single-word="false" style:register-true="true" fo:text-indent="0cm" style:auto-text-indent="false" style:page-number="auto" fo:break-before="auto" fo:break-after="auto" fo:background-color="transparent" fo:padding="0cm" fo:border="none" style:shadow="none">
        <style:tab-stops/>
        <style:background-image/>
      </style:paragraph-properties>
    </style:style>
    <style:style style:name="rststyle-heading2" style:family="paragraph" style:parent-style-name="Heading_20_2" style:next-style-name="Text_20_body" style:default-outline-level="2">
      <style:paragraph-properties style:shadow="none"/>
      <style:text-properties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3">
      <style:text-properties fo:font-size="12pt"/>
    </style:style>
    <style:style style:name="rststyle-heading4" style:family="paragraph" style:parent-style-name="Heading_20_4" style:next-style-name="Text_20_body" style:default-outline-level="4">
      <style:text-properties fo:font-size="12pt" fo:font-style="normal" fo:font-weight="normal" style:font-weight-asian="normal" style:font-weight-complex="normal"/>
    </style:style>
    <style:style style:name="rststyle-heading5" style:family="paragraph" style:parent-style-name="Heading_20_5" style:next-style-name="Text_20_body" style:default-outline-level="5">
      <style:text-properties fo:font-size="12pt" fo:font-weight="normal"/>
    </style:style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 style:list-style-name="Numbering_20_1">
      <style:paragraph-properties fo:margin-top="0.152cm" fo:margin-bottom="0.152cm" fo:background-color="#ffffcc" fo:padding-left="0.049cm" fo:padding-right="0.15cm" fo:padding-top="0.25cm" fo:padding-bottom="0.25cm" fo:border="0.26pt solid #000000" style:shadow="none" text:number-lines="true" text:line-number="1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>
      <style:text-properties fo:font-size="10.5pt" fo:font-weight="normal"/>
    </style:style>
    <style:style style:name="rststyle-heading7" style:family="paragraph" style:parent-style-name="Heading_20_7" style:next-style-name="Text_20_body" style:default-outline-level="7" style:master-page-name="">
      <style:paragraph-properties style:page-number="auto"/>
      <style:text-properties fo:font-size="10.5pt" fo:font-weight="normal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Chapitre " style:num-format="I">
        <style:list-level-properties text:min-label-distance="0.381cm"/>
      </text:outline-level-style>
      <text:outline-level-style text:level="2" style:num-format="A">
        <style:list-level-properties text:min-label-distance="0.381cm"/>
      </text:outline-level-style>
      <text:outline-level-style text:level="3" style:num-format="1">
        <style:list-level-properties text:space-before="1cm" text:min-label-distance="0.381cm"/>
      </text:outline-level-style>
      <text:outline-level-style text:level="4" style:num-format="a" text:display-levels="2">
        <style:list-level-properties text:space-before="1cm" text:min-label-distance="0.381cm"/>
      </text:outline-level-style>
      <text:outline-level-style text:level="5" style:num-format="i" text:display-levels="3">
        <style:list-level-properties text:space-before="1cm" text:min-label-distance="0.381cm"/>
      </text:outline-level-style>
      <text:outline-level-style text:level="6" style:num-format="">
        <style:list-level-properties text:space-before="2cm" text:min-label-distance="0.381cm"/>
      </text:outline-level-style>
      <text:outline-level-style text:level="7" style:num-format="">
        <style:list-level-properties text:space-before="3cm"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yves</meta:initial-creator>
    <meta:creation-date>2011-12-30T16:53:29</meta:creation-date>
    <dc:date>2011-12-30T20:53:32</dc:date>
    <dc:language>en-US</dc:language>
    <meta:editing-cycles>19</meta:editing-cycles>
    <meta:editing-duration>PT1H45S</meta:editing-duration>
    <dc:title>[no title]</dc:title>
    <meta:document-statistic meta:table-count="0" meta:image-count="0" meta:object-count="0" meta:page-count="2" meta:paragraph-count="11" meta:word-count="30" meta:character-count="150" meta:non-whitespace-character-count="129"/>
  </office:meta>
</office:document-meta>
</file>